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66ff00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cc00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33ff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3333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9900ff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00ccff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ffff00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66ff00"/>
      <style:paragraph-properties fo:text-align="center"/>
    </style:style>
    <style:style style:name="P4" style:family="paragraph">
      <loext:graphic-properties draw:fill-color="#ffcc00"/>
      <style:paragraph-properties fo:text-align="center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cccccc"/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33ff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3333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9900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00cc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32.75cm" svg:y="26.4cm">
          <text:p text:style-name="P1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08cm" svg:height="5.08cm" svg:x="38.465cm" svg:y="16.24cm">
          <text:p text:style-name="P1">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08cm" svg:height="5.08cm" svg:x="49.895cm" svg:y="16.24cm">
          <text:p text:style-name="P1">ESCAPE_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08cm" svg:height="5.08cm" svg:x="15.605cm" svg:y="37.83cm">
          <text:p text:style-name="P5"><text:span text:style-name="T1">BACKSLASH_COM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5.08cm" svg:height="5.08cm" svg:x="21.32cm" svg:y="26.4cm">
          <text:p text:style-name="P7"><text:span text:style-name="T2">BEGIN_CO</text:span><text:span text:style-name="T2">M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5.08cm" svg:height="5.08cm" svg:x="27.035cm" svg:y="16.24cm">
          <text:p text:style-name="P9"><text:span text:style-name="T3">BEGIN_MULT</text:span><text:span text:style-name="T3">I_CL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5.08cm" svg:height="5.08cm" svg:x="15.605cm" svg:y="16.24cm">
          <text:p text:style-name="P7"><text:span text:style-name="T2">MULTI_COM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5.08cm" svg:height="5.08cm" svg:x="27.035cm" svg:y="37.83cm">
          <text:p text:style-name="P7"><text:span text:style-name="T2">SINGLE_COM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3" draw:layer="layout" svg:width="5.08cm" svg:height="5.08cm" svg:x="44.942cm" svg:y="49.895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4" draw:layer="layout" svg:x1="44.942cm" svg:y1="52.435cm" svg:x2="38.592cm" svg:y2="52.435cm">
            <text:p/>
          </draw:line>
          <draw:line draw:style-name="gr10" draw:text-style-name="P14" draw:layer="layout" svg:x1="46.212cm" svg:y1="50.187cm" svg:x2="43.037cm" svg:y2="44.688cm">
            <text:p/>
          </draw:line>
          <draw:line draw:style-name="gr10" draw:text-style-name="P14" draw:layer="layout" svg:x1="46.213cm" svg:y1="54.594cm" svg:x2="43.038cm" svg:y2="60.093cm">
            <text:p/>
          </draw:line>
          <draw:line draw:style-name="gr10" draw:text-style-name="P14" draw:layer="layout" svg:x1="51.927cm" svg:y1="60.093cm" svg:x2="48.752cm" svg:y2="54.594cm">
            <text:p/>
          </draw:line>
          <draw:line draw:style-name="gr10" draw:text-style-name="P14" draw:layer="layout" svg:x1="51.928cm" svg:y1="44.688cm" svg:x2="48.753cm" svg:y2="50.187cm">
            <text:p/>
          </draw:line>
          <draw:line draw:style-name="gr10" draw:text-style-name="P14" draw:layer="layout" svg:x1="56.372cm" svg:y1="52.435cm" svg:x2="50.022cm" svg:y2="52.435cm">
            <text:p/>
          </draw:line>
        </draw:g>
        <draw:custom-shape draw:style-name="gr11" draw:text-style-name="P15" draw:layer="layout" svg:width="0.254cm" svg:height="0.254cm" svg:x="31.988cm" svg:y="18.6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7" draw:id="id7" draw:layer="layout" svg:width="0.254cm" svg:height="0.254cm" svg:x="30.718cm" svg:y="20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28.178cm" svg:y="20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30.718cm" svg:y="16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28.178cm" svg:y="16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6" draw:id="id6" draw:layer="layout" svg:width="0.254cm" svg:height="0.254cm" svg:x="26.908cm" svg:y="18.6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5" draw:id="id5" draw:layer="layout" svg:width="0.254cm" svg:height="0.254cm" svg:x="20.558cm" svg:y="18.6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4" draw:id="id4" draw:layer="layout" svg:width="0.254cm" svg:height="0.254cm" svg:x="19.288cm" svg:y="20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16.748cm" svg:y="20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19.288cm" svg:y="16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16.748cm" svg:y="16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15.478cm" svg:y="18.6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11" draw:id="id11" draw:layer="layout" svg:width="0.254cm" svg:height="0.254cm" svg:x="43.418cm" svg:y="18.6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42.148cm" svg:y="20.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10" draw:id="id10" draw:layer="layout" svg:width="0.254cm" svg:height="0.254cm" svg:x="39.608cm" svg:y="20.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42.148cm" svg:y="16.3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39.608cm" svg:y="16.3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38.338cm" svg:y="18.6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2" draw:id="id2" draw:layer="layout" svg:width="0.254cm" svg:height="0.254cm" svg:x="26.273cm" svg:y="28.8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15" draw:id="id15" draw:layer="layout" svg:width="0.254cm" svg:height="0.254cm" svg:x="25.003cm" svg:y="31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22.463cm" svg:y="31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25.003cm" svg:y="26.5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3" draw:id="id3" draw:layer="layout" svg:width="0.254cm" svg:height="0.254cm" svg:x="22.463cm" svg:y="26.5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21.193cm" svg:y="28.8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37.703cm" svg:y="28.8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36.433cm" svg:y="31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18" draw:id="id18" draw:layer="layout" svg:width="0.254cm" svg:height="0.254cm" svg:x="33.893cm" svg:y="31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9" draw:id="id9" draw:layer="layout" svg:width="0.254cm" svg:height="0.254cm" svg:x="36.433cm" svg:y="26.5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8" draw:id="id8" draw:layer="layout" svg:width="0.254cm" svg:height="0.254cm" svg:x="33.893cm" svg:y="26.5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1" draw:id="id1" draw:layer="layout" svg:width="0.254cm" svg:height="0.254cm" svg:x="32.623cm" svg:y="28.8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31.988cm" svg:y="40.2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30.718cm" svg:y="42.5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28.178cm" svg:y="42.5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17" draw:id="id17" draw:layer="layout" svg:width="0.254cm" svg:height="0.254cm" svg:x="30.718cm" svg:y="37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16" draw:id="id16" draw:layer="layout" svg:width="0.254cm" svg:height="0.254cm" svg:x="28.178cm" svg:y="37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13" draw:id="id13" draw:layer="layout" svg:width="0.254cm" svg:height="0.254cm" svg:x="26.908cm" svg:y="40.2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14" draw:id="id14" draw:layer="layout" svg:width="0.254cm" svg:height="0.254cm" svg:x="20.558cm" svg:y="40.2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19.288cm" svg:y="42.5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16.748cm" svg:y="42.5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19.288cm" svg:y="37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16.748cm" svg:y="37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15.478cm" svg:y="40.2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54.848cm" svg:y="18.6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53.578cm" svg:y="20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51.038cm" svg:y="20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53.578cm" svg:y="16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draw:layer="layout" svg:width="0.254cm" svg:height="0.254cm" svg:x="51.038cm" svg:y="16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5" xml:id="id12" draw:id="id12" draw:layer="layout" svg:width="0.254cm" svg:height="0.254cm" svg:x="49.768cm" svg:y="18.6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14" draw:layer="layout" draw:type="curve" svg:x1="32.75cm" svg:y1="28.813cm" svg:x2="26.4cm" svg:y2="28.813cm" draw:start-shape="id1" draw:start-glue-point="4" draw:end-shape="id2" draw:end-glue-point="4" svg:d="M32750 28813c0-751-6350-751-6350 0" svg:viewBox="0 0 6351 564">
          <text:p/>
        </draw:connector>
        <draw:connector draw:style-name="gr13" draw:text-style-name="P14" draw:layer="layout" draw:type="curve" svg:x1="26.4cm" svg:y1="29.067cm" svg:x2="32.75cm" svg:y2="29.067cm" draw:start-shape="id2" draw:start-glue-point="8" draw:end-shape="id1" draw:end-glue-point="8" svg:d="M26400 29067c0 753 6350 753 6350 0" svg:viewBox="0 0 6351 566">
          <text:p/>
        </draw:connector>
        <draw:frame draw:style-name="gr14" draw:text-style-name="P16" draw:layer="layout" svg:width="0.68cm" svg:height="0.962cm" svg:x="29.403cm" svg:y="27.416cm">
          <draw:text-box>
            <text:p>/</text:p>
          </draw:text-box>
        </draw:frame>
        <draw:frame draw:style-name="gr15" draw:text-style-name="P16" draw:layer="layout" svg:width="2.123cm" svg:height="0.962cm" svg:x="28.541cm" svg:y="29.629cm">
          <draw:text-box>
            <text:p>ELSE</text:p>
          </draw:text-box>
        </draw:frame>
        <draw:frame draw:style-name="gr15" draw:text-style-name="P16" draw:layer="layout" svg:width="0.748cm" svg:height="0.962cm" svg:x="21.066cm" svg:y="23.352cm">
          <draw:text-box>
            <text:p>*</text:p>
          </draw:text-box>
        </draw:frame>
        <draw:connector draw:style-name="gr13" draw:text-style-name="P14" draw:layer="layout" draw:type="line" svg:x1="22.5cm" svg:y1="26.564cm" svg:x2="19.505cm" svg:y2="21.156cm" draw:start-shape="id3" draw:start-glue-point="5" draw:end-shape="id4" draw:end-glue-point="9" svg:d="M22500 26564l-2995-5408" svg:viewBox="0 0 2996 5409">
          <text:p/>
        </draw:connector>
        <draw:connector draw:style-name="gr13" draw:text-style-name="P14" draw:layer="layout" draw:type="curve" svg:x1="20.685cm" svg:y1="18.653cm" svg:x2="27.035cm" svg:y2="18.653cm" draw:start-shape="id5" draw:start-glue-point="4" draw:end-shape="id6" draw:end-glue-point="4" svg:d="M20685 18653c0-751 6350-751 6350 0" svg:viewBox="0 0 6351 564">
          <text:p/>
        </draw:connector>
        <draw:connector draw:style-name="gr13" draw:text-style-name="P14" draw:layer="layout" draw:type="curve" svg:x1="27.035cm" svg:y1="18.907cm" svg:x2="20.685cm" svg:y2="18.907cm" draw:start-shape="id6" draw:start-glue-point="8" draw:end-shape="id5" draw:end-glue-point="8" svg:d="M27035 18907c0 753-6350 753-6350 0" svg:viewBox="0 0 6351 566">
          <text:p/>
        </draw:connector>
        <draw:frame draw:style-name="gr15" draw:text-style-name="P16" draw:layer="layout" svg:width="0.748cm" svg:height="0.962cm" svg:x="23.479cm" svg:y="17.51cm">
          <draw:text-box>
            <text:p>*</text:p>
          </draw:text-box>
        </draw:frame>
        <draw:frame draw:style-name="gr15" draw:text-style-name="P16" draw:layer="layout" svg:width="2.123cm" svg:height="0.962cm" svg:x="22.717cm" svg:y="19.342cm">
          <draw:text-box>
            <text:p>ELSE</text:p>
          </draw:text-box>
        </draw:frame>
        <draw:connector draw:style-name="gr13" draw:text-style-name="P14" draw:layer="layout" draw:type="line" svg:x1="30.935cm" svg:y1="21.156cm" svg:x2="33.93cm" svg:y2="26.564cm" draw:start-shape="id7" draw:start-glue-point="9" draw:end-shape="id8" draw:end-glue-point="5" svg:d="M30935 21156l2995 5408" svg:viewBox="0 0 2996 5409">
          <text:p/>
        </draw:connector>
        <draw:frame draw:style-name="gr15" draw:text-style-name="P16" draw:layer="layout" svg:width="0.68cm" svg:height="0.962cm" svg:x="32.324cm" svg:y="23.098cm">
          <draw:text-box>
            <text:p>/</text:p>
          </draw:text-box>
        </draw:frame>
        <draw:connector draw:style-name="gr13" draw:text-style-name="P14" draw:layer="layout" draw:type="curve" svg:x1="36.56cm" svg:y1="26.527cm" svg:x2="39.608cm" svg:y2="21.067cm" draw:start-shape="id9" draw:start-glue-point="4" draw:end-shape="id10" draw:end-glue-point="6" svg:d="M36560 26527c0-3640 1016-5460 3048-5460" svg:viewBox="0 0 3049 5461">
          <text:p/>
        </draw:connector>
        <draw:connector draw:style-name="gr13" draw:text-style-name="P14" draw:layer="layout" draw:type="curve" svg:x1="39.735cm" svg:y1="21.194cm" svg:x2="36.687cm" svg:y2="26.654cm" draw:start-shape="id10" draw:start-glue-point="8" draw:end-shape="id9" draw:end-glue-point="10" svg:d="M39735 21194c0 3640-1016 5460-3048 5460" svg:viewBox="0 0 3049 5461">
          <text:p/>
        </draw:connector>
        <draw:frame draw:style-name="gr15" draw:text-style-name="P16" draw:layer="layout" svg:width="0.714cm" svg:height="0.962cm" svg:x="36.179cm" svg:y="22.844cm">
          <draw:text-box>
            <text:p>“</text:p>
          </draw:text-box>
        </draw:frame>
        <draw:frame draw:style-name="gr15" draw:text-style-name="P16" draw:layer="layout" svg:width="0.714cm" svg:height="0.962cm" svg:x="39.275cm" svg:y="24.422cm">
          <draw:text-box>
            <text:p>”</text:p>
          </draw:text-box>
        </draw:frame>
        <draw:connector draw:style-name="gr13" draw:text-style-name="P14" draw:layer="layout" draw:type="curve" svg:x1="43.545cm" svg:y1="18.654cm" svg:x2="49.895cm" svg:y2="18.653cm" draw:start-shape="id11" draw:start-glue-point="4" draw:end-shape="id12" draw:end-glue-point="4" svg:d="M43545 18654c0-753 6350-752 6350-1" svg:viewBox="0 0 6351 565">
          <text:p/>
        </draw:connector>
        <draw:connector draw:style-name="gr13" draw:text-style-name="P14" draw:layer="layout" draw:type="curve" svg:x1="49.895cm" svg:y1="18.907cm" svg:x2="43.545cm" svg:y2="18.908cm" draw:start-shape="id12" draw:start-glue-point="8" draw:end-shape="id11" draw:end-glue-point="8" svg:d="M49895 18907c0 754-6350 754-6350 1" svg:viewBox="0 0 6351 567">
          <text:p/>
        </draw:connector>
        <draw:frame draw:style-name="gr15" draw:text-style-name="P16" draw:layer="layout" svg:width="0.68cm" svg:height="0.962cm" svg:x="46.339cm" svg:y="17.256cm">
          <draw:text-box>
            <text:p>\</text:p>
          </draw:text-box>
        </draw:frame>
        <draw:frame draw:style-name="gr15" draw:text-style-name="P16" draw:layer="layout" svg:width="3.021cm" svg:height="0.962cm" svg:x="45.223cm" svg:y="19.542cm">
          <draw:text-box>
            <text:p>ALWAYS</text:p>
          </draw:text-box>
        </draw:frame>
        <draw:connector draw:style-name="gr13" draw:text-style-name="P14" draw:layer="layout" draw:type="curve" svg:x1="27.035cm" svg:y1="40.243cm" svg:x2="20.685cm" svg:y2="40.243cm" draw:start-shape="id13" draw:start-glue-point="4" draw:end-shape="id14" draw:end-glue-point="4" svg:d="M27035 40243c0-751-6350-751-6350 0" svg:viewBox="0 0 6351 564">
          <text:p/>
        </draw:connector>
        <draw:connector draw:style-name="gr13" draw:text-style-name="P14" draw:layer="layout" draw:type="curve" svg:x1="20.685cm" svg:y1="40.497cm" svg:x2="27.035cm" svg:y2="40.497cm" draw:start-shape="id14" draw:start-glue-point="8" draw:end-shape="id13" draw:end-glue-point="8" svg:d="M20685 40497c0 753 6350 753 6350 0" svg:viewBox="0 0 6351 566">
          <text:p/>
        </draw:connector>
        <draw:frame draw:style-name="gr15" draw:text-style-name="P16" draw:layer="layout" svg:width="0.68cm" svg:height="0.962cm" svg:x="26.609cm" svg:y="33.639cm">
          <draw:text-box>
            <text:p>/</text:p>
          </draw:text-box>
        </draw:frame>
        <draw:connector draw:style-name="gr13" draw:text-style-name="P14" draw:layer="layout" draw:type="line" svg:x1="25.22cm" svg:y1="31.316cm" svg:x2="28.215cm" svg:y2="37.994cm" draw:start-shape="id15" draw:start-glue-point="9" draw:end-shape="id16" draw:end-glue-point="5" svg:d="M25220 31316l2995 6678" svg:viewBox="0 0 2996 6679">
          <text:p/>
        </draw:connector>
        <draw:connector draw:style-name="gr13" draw:text-style-name="P14" draw:layer="layout" draw:type="line" svg:x1="30.935cm" svg:y1="37.994cm" svg:x2="33.93cm" svg:y2="31.316cm" draw:start-shape="id17" draw:start-glue-point="11" draw:end-shape="id18" draw:end-glue-point="7" svg:d="M30935 37994l2995-6678" svg:viewBox="0 0 2996 6679">
          <text:p/>
        </draw:connector>
        <draw:frame draw:style-name="gr16" draw:text-style-name="P16" draw:layer="layout" svg:width="3.393cm" svg:height="0.962cm" svg:x="32.75cm" svg:y="33.639cm">
          <draw:text-box>
            <text:p>NEWLINE</text:p>
          </draw:text-box>
        </draw:frame>
        <draw:frame draw:style-name="gr16" draw:text-style-name="P16" draw:layer="layout" svg:width="3.393cm" svg:height="0.962cm" svg:x="22.209cm" svg:y="41.259cm">
          <draw:text-box>
            <text:p>ALWAYS</text:p>
          </draw:text-box>
        </draw:frame>
        <draw:frame draw:style-name="gr17" draw:text-style-name="P16" draw:layer="layout" svg:width="0.762cm" svg:height="0.962cm" svg:x="23.479cm" svg:y="38.646cm">
          <draw:text-box>
            <text:p>\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0T15:16:43.556311782</meta:creation-date>
    <dc:date>2016-12-30T16:42:57.922355460</dc:date>
    <meta:editing-duration>PT55M27S</meta:editing-duration>
    <meta:editing-cycles>51</meta:editing-cycles>
    <meta:generator>LibreOffice/5.1.4.2$Linux_X86_64 LibreOffice_project/10m0$Build-2</meta:generator>
    <meta:document-statistic meta:object-count="92"/>
  </office:meta>
</office:document-meta>
</file>